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178.55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40.29pt"/>
    </style:style>
    <style:style style:name="co8" style:family="table-column">
      <style:table-column-properties fo:break-before="auto" style:column-width="464.2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3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1.5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22"/>
    <style:style style:name="ce9" style:family="table-cell" style:parent-style-name="Default" style:data-style-name="N122"/>
    <style:style style:name="ce10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22">
      <style:table-cell-properties fo:border-bottom="none" fo:border-left="none" fo:border-right="none" fo:border-top="1.5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fo:border="none"/>
    </style:style>
    <style:style style:name="ce3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5" office:value-type="string" calcext:value-type="string" table:number-columns-spanned="8" table:number-rows-spanned="1">
            <text:p>I. dp1 in [-10,10], dp2 in [-1,1], dp3 in [-5,5]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Approx. Upper</text:p>
          </table:table-cell>
          <table:table-cell office:value-type="string" calcext:value-type="string">
            <text:p>Solver_Time</text:p>
          </table:table-cell>
          <table:table-cell office:value-type="string" calcext:value-type="string">
            <text:p>Overall_Time</text:p>
          </table:table-cell>
          <table:table-cell office:value-type="string" calcext:value-type="string">
            <text:p>Solver_Info, Actualy used grid density</text:p>
          </table:table-cell>
          <table:table-cell office:value-type="string" calcext:value-type="string">
            <text:p>Method, Required grid dens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3:01:09 id:2327</text:p>
          </table:table-cell>
          <table:table-cell table:style-name="ce4"/>
          <table:table-cell table:style-name="ce4" office:value-type="float" office:value="2.03523957766612" calcext:value-type="float">
            <text:p>2.035240</text:p>
          </table:table-cell>
          <table:table-cell table:style-name="ce10" office:value-type="float" office:value="3.27418" calcext:value-type="float">
            <text:p>3.3</text:p>
          </table:table-cell>
          <table:table-cell table:style-name="ce10" office:value-type="float" office:value="10.545428" calcext:value-type="float">
            <text:p>10.5</text:p>
          </table:table-cell>
          <table:table-cell table:style-name="ce1" office:value-type="string" calcext:value-type="string">
            <text:p>5x5x5, Successfully solved (MOSEK)</text:p>
          </table:table-cell>
          <table:table-cell table:style-name="ce1"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13 id:2327</text:p>
          </table:table-cell>
          <table:table-cell table:style-name="ce5"/>
          <table:table-cell table:style-name="ce5" office:value-type="float" office:value="2.03530890936951" calcext:value-type="float">
            <text:p>2.035309</text:p>
          </table:table-cell>
          <table:table-cell office:value-type="float" office:value="214.775238" calcext:value-type="float">
            <text:p>214.8</text:p>
          </table:table-cell>
          <table:table-cell office:value-type="float" office:value="363.601927" calcext:value-type="float">
            <text:p>363.6</text:p>
          </table:table-cell>
          <table:table-cell office:value-type="string" calcext:value-type="string">
            <text:p>15x15x1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24 id:2327</text:p>
          </table:table-cell>
          <table:table-cell table:style-name="ce5"/>
          <table:table-cell table:style-name="ce5" office:value-type="float" office:value="2.03526745575738" calcext:value-type="float">
            <text:p>2.035267</text:p>
          </table:table-cell>
          <table:table-cell office:value-type="float" office:value="3.105795" calcext:value-type="float">
            <text:p>3.1</text:p>
          </table:table-cell>
          <table:table-cell office:value-type="float" office:value="10.089841" calcext:value-type="float">
            <text:p>10.1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e+06, delta=1e-06: 80039752853551x143394635604500x95750724993079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34 id:2327</text:p>
          </table:table-cell>
          <table:table-cell table:style-name="ce5"/>
          <table:table-cell table:style-name="ce5" office:value-type="float" office:value="2.03538419987903" calcext:value-type="float">
            <text:p>2.035384</text:p>
          </table:table-cell>
          <table:table-cell office:value-type="float" office:value="2.723773" calcext:value-type="float">
            <text:p>2.7</text:p>
          </table:table-cell>
          <table:table-cell office:value-type="float" office:value="9.542829" calcext:value-type="float">
            <text:p>9.5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00, delta=1e-05: 800397528536x1433946356045x957507249931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44 id:2327</text:p>
          </table:table-cell>
          <table:table-cell table:style-name="ce5"/>
          <table:table-cell table:style-name="ce5" office:value-type="float" office:value="2.03666186619643" calcext:value-type="float">
            <text:p>2.036662</text:p>
          </table:table-cell>
          <table:table-cell office:value-type="float" office:value="2.7316" calcext:value-type="float">
            <text:p>2.7</text:p>
          </table:table-cell>
          <table:table-cell office:value-type="float" office:value="9.462575" calcext:value-type="float">
            <text:p>9.5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0, delta=0.0001: 8003975286x14339463561x9575072500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55 id:2327</text:p>
          </table:table-cell>
          <table:table-cell table:style-name="ce5"/>
          <table:table-cell table:style-name="ce5" office:value-type="float" office:value="2.04958260575912" calcext:value-type="float">
            <text:p>2.049583</text:p>
          </table:table-cell>
          <table:table-cell office:value-type="float" office:value="3.192005" calcext:value-type="float">
            <text:p>3.2</text:p>
          </table:table-cell>
          <table:table-cell office:value-type="float" office:value="10.016096" calcext:value-type="float">
            <text:p>10.0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, delta=0.001: 80039753x143394636x95750725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06 id:2327</text:p>
          </table:table-cell>
          <table:table-cell table:style-name="ce5"/>
          <table:table-cell table:style-name="ce5" office:value-type="float" office:value="2.19579031245056" calcext:value-type="float">
            <text:p>2.195790</text:p>
          </table:table-cell>
          <table:table-cell office:value-type="float" office:value="3.961431" calcext:value-type="float">
            <text:p>4.0</text:p>
          </table:table-cell>
          <table:table-cell office:value-type="float" office:value="10.79692" calcext:value-type="float">
            <text:p>10.8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, delta=0.01: 800398x1433947x957508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16 id:2327</text:p>
          </table:table-cell>
          <table:table-cell table:style-name="ce5"/>
          <table:table-cell table:style-name="ce7" office:value-type="string" calcext:value-type="string">
            <text:p>-</text:p>
          </table:table-cell>
          <table:table-cell office:value-type="float" office:value="1.941472" calcext:value-type="float">
            <text:p>1.9</text:p>
          </table:table-cell>
          <table:table-cell office:value-type="float" office:value="8.785808" calcext:value-type="float">
            <text:p>8.8</text:p>
          </table:table-cell>
          <table:table-cell table:style-name="ce13" office:value-type="string" calcext:value-type="string">
            <text:p>5x5x5, Infeasible problem (MOSEK)</text:p>
          </table:table-cell>
          <table:table-cell office:value-type="string" calcext:value-type="string">
            <text:p>Req grid for T=100, delta=0.1: 80040x143395x95751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27 id:2327</text:p>
          </table:table-cell>
          <table:table-cell table:style-name="ce5"/>
          <table:table-cell table:style-name="ce5" office:value-type="float" office:value="2.20914718392344" calcext:value-type="float">
            <text:p>2.209147</text:p>
          </table:table-cell>
          <table:table-cell office:value-type="float" office:value="3.480744" calcext:value-type="float">
            <text:p>3.5</text:p>
          </table:table-cell>
          <table:table-cell office:value-type="float" office:value="10.384109" calcext:value-type="float">
            <text:p>10.4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, delta=0.01: 80040x143395x95751 (Wu, 1995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3:08:37 id:2327</text:p>
          </table:table-cell>
          <table:table-cell table:style-name="ce6"/>
          <table:table-cell table:style-name="ce8" office:value-type="string" calcext:value-type="string">
            <text:p>-</text:p>
          </table:table-cell>
          <table:table-cell table:style-name="ce11" office:value-type="float" office:value="1.90288" calcext:value-type="float">
            <text:p>1.9</text:p>
          </table:table-cell>
          <table:table-cell table:style-name="ce11" office:value-type="float" office:value="8.729215" calcext:value-type="float">
            <text:p>8.7</text:p>
          </table:table-cell>
          <table:table-cell table:style-name="ce14" office:value-type="string" calcext:value-type="string">
            <text:p>5x5x5, Infeasible problem (MOSEK)</text:p>
          </table:table-cell>
          <table:table-cell table:style-name="ce2" office:value-type="string" calcext:value-type="string">
            <text:p>Req grid for T=10, delta=0.1: 8004x14340x9576 (Wu, 1995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Stamp</text:p>
          </table:table-cell>
          <table:table-cell table:style-name="ce3" office:value-type="string" calcext:value-type="string">
            <text:p>Guaranteed Lower</text:p>
          </table:table-cell>
          <table:table-cell table:style-name="ce3" office:value-type="string" calcext:value-type="string">
            <text:p>Guaranteed Upper</text:p>
          </table:table-cell>
          <table:table-cell table:style-name="ce12" office:value-type="string" calcext:value-type="string">
            <text:p>Solver_Time</text:p>
          </table:table-cell>
          <table:table-cell table:style-name="ce12" office:value-type="string" calcext:value-type="string">
            <text:p>Overall_Time</text:p>
          </table:table-cell>
          <table:table-cell table:style-name="ce3" office:value-type="string" calcext:value-type="string">
            <text:p>Solver_Info</text:p>
          </table:table-cell>
          <table:table-cell table:style-name="ce3" office:value-type="string" calcext:value-type="string">
            <text:p>Metho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3:13:49 id:2327</text:p>
          </table:table-cell>
          <table:table-cell table:style-name="ce4"/>
          <table:table-cell table:style-name="ce4" office:value-type="float" office:value="2.10051677689234" calcext:value-type="float">
            <text:p>2.100517</text:p>
          </table:table-cell>
          <table:table-cell table:style-name="ce10" office:value-type="float" office:value="299.820464" calcext:value-type="float">
            <text:p>299.8</text:p>
          </table:table-cell>
          <table:table-cell table:style-name="ce10" office:value-type="float" office:value="311.659535" calcext:value-type="float">
            <text:p>311.7</text:p>
          </table:table-cell>
          <table:table-cell table:style-name="ce1" office:value-type="string" calcext:value-type="string">
            <text:p>Successfully solved (MOSEK)</text:p>
          </table:table-cell>
          <table:table-cell table:style-name="ce1" office:value-type="string" calcext:value-type="string">
            <text:p>Descriptor – primal (These three are theoretically equival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18:01 id:2327</text:p>
          </table:table-cell>
          <table:table-cell table:style-name="ce5"/>
          <table:table-cell table:style-name="ce5" office:value-type="float" office:value="2.10564666849556" calcext:value-type="float">
            <text:p>2.105647</text:p>
          </table:table-cell>
          <table:table-cell office:value-type="float" office:value="242.96296" calcext:value-type="float">
            <text:p>243.0</text:p>
          </table:table-cell>
          <table:table-cell office:value-type="float" office:value="252.188692" calcext:value-type="float">
            <text:p>252.2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3:22:16 id:2327</text:p>
          </table:table-cell>
          <table:table-cell table:style-name="ce6"/>
          <table:table-cell table:style-name="ce6" office:value-type="float" office:value="2.10564666849556" calcext:value-type="float">
            <text:p>2.105647</text:p>
          </table:table-cell>
          <table:table-cell table:style-name="ce11" office:value-type="float" office:value="242.050221" calcext:value-type="float">
            <text:p>242.1</text:p>
          </table:table-cell>
          <table:table-cell table:style-name="ce11" office:value-type="float" office:value="254.502505" calcext:value-type="float">
            <text:p>254.5</text:p>
          </table:table-cell>
          <table:table-cell table:style-name="ce2" office:value-type="string" calcext:value-type="string">
            <text:p>Successfully solved (MOSEK)</text:p>
          </table:table-cell>
          <table:table-cell table:style-name="ce2"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2:50 id:2327</text:p>
          </table:table-cell>
          <table:table-cell table:style-name="ce5"/>
          <table:table-cell table:style-name="ce5" office:value-type="float" office:value="2.24860849805858" calcext:value-type="float">
            <text:p>2.248608</text:p>
          </table:table-cell>
          <table:table-cell/>
          <table:table-cell office:value-type="float" office:value="33.749994" calcext:value-type="float">
            <text:p>33.7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5:38 id:2327</text:p>
          </table:table-cell>
          <table:table-cell table:style-name="ce5"/>
          <table:table-cell table:style-name="ce5" office:value-type="float" office:value="2.36441711121937" calcext:value-type="float">
            <text:p>2.364417</text:p>
          </table:table-cell>
          <table:table-cell/>
          <table:table-cell office:value-type="float" office:value="162.930115" calcext:value-type="float">
            <text:p>162.9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8:37 id:2327</text:p>
          </table:table-cell>
          <table:table-cell table:style-name="ce5" office:value-type="float" office:value="2.02851105805651" calcext:value-type="float">
            <text:p>2.028511</text:p>
          </table:table-cell>
          <table:table-cell table:style-name="ce5" office:value-type="float" office:value="2.36441711121937" calcext:value-type="float">
            <text:p>2.364417</text:p>
          </table:table-cell>
          <table:table-cell/>
          <table:table-cell office:value-type="float" office:value="179.344054" calcext:value-type="float">
            <text:p>179.3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4:05:57 id:2327</text:p>
          </table:table-cell>
          <table:table-cell table:style-name="ce4"/>
          <table:table-cell table:style-name="ce4" office:value-type="float" office:value="2.03524484995885" calcext:value-type="float">
            <text:p>2.035245</text:p>
          </table:table-cell>
          <table:table-cell table:style-name="ce10" office:value-type="float" office:value="2173.010073" calcext:value-type="float">
            <text:p>2,173.0</text:p>
          </table:table-cell>
          <table:table-cell table:style-name="ce10" office:value-type="float" office:value="2239.951298" calcext:value-type="float">
            <text:p>2,240.0</text:p>
          </table:table-cell>
          <table:table-cell table:style-name="ce1" office:value-type="string" calcext:value-type="string">
            <text:p>Successfully solved (MOSEK)</text:p>
          </table:table-cell>
          <table:table-cell table:style-name="ce1"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5:38:30 id:2334</text:p>
          </table:table-cell>
          <table:table-cell table:style-name="ce6"/>
          <table:table-cell table:style-name="ce6" office:value-type="float" office:value="2.03524102481956" calcext:value-type="float">
            <text:p>2.035241</text:p>
          </table:table-cell>
          <table:table-cell table:style-name="ce11" office:value-type="float" office:value="1329.557895" calcext:value-type="float">
            <text:p>1,329.6</text:p>
          </table:table-cell>
          <table:table-cell table:style-name="ce11" office:value-type="float" office:value="1387.98923" calcext:value-type="float">
            <text:p>1,388.0</text:p>
          </table:table-cell>
          <table:table-cell table:style-name="ce2" office:value-type="string" calcext:value-type="string">
            <text:p>Successfully solved (MOSEK)</text:p>
          </table:table-cell>
          <table:table-cell table:style-name="ce2"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1_LPV4D(2,2,2)</text:p>
          </table:table-cell>
          <table:table-cell/>
          <table:table-cell table:style-name="ce5" office:value-type="float" office:value="2.03523957593562" calcext:value-type="float">
            <text:p>2.035240</text:p>
          </table:table-cell>
          <table:table-cell table:number-columns-repeated="3"/>
          <table:table-cell office:value-type="string" calcext:value-type="string">
            <text:p>LTI H-infinity norm if p1 = p2 = p3 = 2</text:p>
          </table:table-cell>
          <table:table-cell office:value-type="string" calcext:value-type="string">
            <text:p>Matlab’s built-in ``norm(sys(2,2,2),Inf)’’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8" table:number-rows-spanned="1">
            <text:p>II. dp1 in [-100,100], dp2 in [-10,10], dp3 in [-50,50] (i.e. { dp1 in [-10,10], dp2 in [-1,1], dp3 in [-5,5] } * 10)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2:25 id:2350</text:p>
          </table:table-cell>
          <table:table-cell/>
          <table:table-cell office:value-type="float" office:value="2.50069044501004" calcext:value-type="float">
            <text:p>2.50069044501004</text:p>
          </table:table-cell>
          <table:table-cell table:style-name="Default" office:value-type="float" office:value="3.763568" calcext:value-type="float">
            <text:p>3.763568</text:p>
          </table:table-cell>
          <table:table-cell table:style-name="Default" office:value-type="float" office:value="10.814598" calcext:value-type="float">
            <text:p>10.814598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6:34 id:2350</text:p>
          </table:table-cell>
          <table:table-cell/>
          <table:table-cell office:value-type="float" office:value="2.69285796471826" calcext:value-type="float">
            <text:p>2.69285796471826</text:p>
          </table:table-cell>
          <table:table-cell table:style-name="Default" office:value-type="float" office:value="234.993388" calcext:value-type="float">
            <text:p>234.993388</text:p>
          </table:table-cell>
          <table:table-cell table:style-name="Default" office:value-type="float" office:value="247.827262" calcext:value-type="float">
            <text:p>247.827262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7:14 id:2350</text:p>
          </table:table-cell>
          <table:table-cell/>
          <table:table-cell office:value-type="float" office:value="2.82033877316899" calcext:value-type="float">
            <text:p>2.82033877316899</text:p>
          </table:table-cell>
          <table:table-cell table:style-name="Default"/>
          <table:table-cell table:style-name="Default" office:value-type="float" office:value="38.988533" calcext:value-type="float">
            <text:p>38.988533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10:03 id:2350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84398630243" calcext:value-type="float">
            <text:p>2.81884398630243</text:p>
          </table:table-cell>
          <table:table-cell table:style-name="Default"/>
          <table:table-cell table:style-name="Default" office:value-type="float" office:value="93.115172" calcext:value-type="float">
            <text:p>93.115172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41:22 id:2350</text:p>
          </table:table-cell>
          <table:table-cell/>
          <table:table-cell office:value-type="float" office:value="2.37246558356987" calcext:value-type="float">
            <text:p>2.37246558356987</text:p>
          </table:table-cell>
          <table:table-cell table:style-name="Default" office:value-type="float" office:value="1823.517395" calcext:value-type="float">
            <text:p>1823.517395</text:p>
          </table:table-cell>
          <table:table-cell table:style-name="Default" office:value-type="float" office:value="1879.177951" calcext:value-type="float">
            <text:p>1879.17795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05:38 id:2350</text:p>
          </table:table-cell>
          <table:table-cell/>
          <table:table-cell office:value-type="float" office:value="2.37250963593153" calcext:value-type="float">
            <text:p>2.37250963593153</text:p>
          </table:table-cell>
          <table:table-cell table:style-name="Default" office:value-type="float" office:value="1394.224726" calcext:value-type="float">
            <text:p>1394.224726</text:p>
          </table:table-cell>
          <table:table-cell table:style-name="Default" office:value-type="float" office:value="1455.079271" calcext:value-type="float">
            <text:p>1455.07927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00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09:59 id:2351</text:p>
          </table:table-cell>
          <table:table-cell/>
          <table:table-cell office:value-type="float" office:value="2.68133181557627" calcext:value-type="float">
            <text:p>2.68133181557627</text:p>
          </table:table-cell>
          <table:table-cell table:style-name="Default" office:value-type="float" office:value="3.708297" calcext:value-type="float">
            <text:p>3.708297</text:p>
          </table:table-cell>
          <table:table-cell table:style-name="Default" office:value-type="float" office:value="11.842799" calcext:value-type="float">
            <text:p>11.842799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4:05 id:2351</text:p>
          </table:table-cell>
          <table:table-cell/>
          <table:table-cell office:value-type="float" office:value="2.78009235130869" calcext:value-type="float">
            <text:p>2.78009235130869</text:p>
          </table:table-cell>
          <table:table-cell table:style-name="Default" office:value-type="float" office:value="230.543613" calcext:value-type="float">
            <text:p>230.543613</text:p>
          </table:table-cell>
          <table:table-cell table:style-name="Default" office:value-type="float" office:value="244.442347" calcext:value-type="float">
            <text:p>244.44234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4:45 id:2351</text:p>
          </table:table-cell>
          <table:table-cell/>
          <table:table-cell office:value-type="float" office:value="2.82026959237618" calcext:value-type="float">
            <text:p>2.82026959237618</text:p>
          </table:table-cell>
          <table:table-cell table:style-name="Default"/>
          <table:table-cell table:style-name="Default" office:value-type="float" office:value="39.904897" calcext:value-type="float">
            <text:p>39.904897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7:57 id:2351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924566906359" calcext:value-type="float">
            <text:p>2.81924566906359</text:p>
          </table:table-cell>
          <table:table-cell table:style-name="Default"/>
          <table:table-cell table:style-name="Default" office:value-type="float" office:value="104.070897" calcext:value-type="float">
            <text:p>104.070897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55:51 id:2351</text:p>
          </table:table-cell>
          <table:table-cell/>
          <table:table-cell office:value-type="float" office:value="2.72932634897617" calcext:value-type="float">
            <text:p>2.72932634897617</text:p>
          </table:table-cell>
          <table:table-cell table:style-name="Default" office:value-type="float" office:value="2219.578694" calcext:value-type="float">
            <text:p>2219.578694</text:p>
          </table:table-cell>
          <table:table-cell table:style-name="Default" office:value-type="float" office:value="2272.963155" calcext:value-type="float">
            <text:p>2272.963155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0:45 id:2351</text:p>
          </table:table-cell>
          <table:table-cell/>
          <table:table-cell office:value-type="float" office:value="2.7291213977834" calcext:value-type="float">
            <text:p>2.7291213977834</text:p>
          </table:table-cell>
          <table:table-cell table:style-name="Default" office:value-type="float" office:value="1425.221292" calcext:value-type="float">
            <text:p>1425.221292</text:p>
          </table:table-cell>
          <table:table-cell table:style-name="Default" office:value-type="float" office:value="1493.201897" calcext:value-type="float">
            <text:p>1493.2018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3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1:20 id:2352</text:p>
          </table:table-cell>
          <table:table-cell/>
          <table:table-cell table:style-name="ce25" office:value-type="float" office:value="2.68303688028365" calcext:value-type="float">
            <text:p>2.68303688028365</text:p>
          </table:table-cell>
          <table:table-cell table:style-name="Default" office:value-type="float" office:value="2.776353" calcext:value-type="float">
            <text:p>2.776353</text:p>
          </table:table-cell>
          <table:table-cell table:style-name="Default" office:value-type="float" office:value="11.155299" calcext:value-type="float">
            <text:p>11.155299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4:52 id:2352</text:p>
          </table:table-cell>
          <table:table-cell/>
          <table:table-cell office:value-type="float" office:value="2.7807585761487" calcext:value-type="float">
            <text:p>2.7807585761487</text:p>
          </table:table-cell>
          <table:table-cell table:style-name="Default" office:value-type="float" office:value="195.880867" calcext:value-type="float">
            <text:p>195.880867</text:p>
          </table:table-cell>
          <table:table-cell table:style-name="Default" office:value-type="float" office:value="210.184997" calcext:value-type="float">
            <text:p>210.1849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5:40 id:2352</text:p>
          </table:table-cell>
          <table:table-cell/>
          <table:table-cell table:style-name="ce13" office:value-type="float" office:value="2.81963134967875" calcext:value-type="float">
            <text:p>2.81963134967875</text:p>
          </table:table-cell>
          <table:table-cell table:style-name="Default"/>
          <table:table-cell table:style-name="Default" office:value-type="float" office:value="47.737574" calcext:value-type="float">
            <text:p>47.737574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9:10 id:2352</text:p>
          </table:table-cell>
          <table:table-cell office:value-type="float" office:value="2.02851105805651" calcext:value-type="float">
            <text:p>2.02851105805651</text:p>
          </table:table-cell>
          <table:table-cell table:style-name="ce13" office:value-type="float" office:value="2.81813194525962" calcext:value-type="float">
            <text:p>2.81813194525962</text:p>
          </table:table-cell>
          <table:table-cell table:style-name="Default"/>
          <table:table-cell table:style-name="Default" office:value-type="float" office:value="114.380577" calcext:value-type="float">
            <text:p>114.380577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30:16 id:2352</text:p>
          </table:table-cell>
          <table:table-cell table:number-columns-repeated="2"/>
          <table:table-cell table:style-name="Default"/>
          <table:table-cell table:style-name="Default" office:value-type="float" office:value="64.736994" calcext:value-type="float">
            <text:p>64.736994</text:p>
          </table:table-cell>
          <table:table-cell office:value-type="string" calcext:value-type="string">
            <text:p>Unknown problem in solver (Out of memory. Type "help memory" for your options.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53:20 id:2352</text:p>
          </table:table-cell>
          <table:table-cell/>
          <table:table-cell office:value-type="float" office:value="2.7768342796527" calcext:value-type="float">
            <text:p>2.7768342796527</text:p>
          </table:table-cell>
          <table:table-cell table:style-name="Default" office:value-type="float" office:value="1278.35609" calcext:value-type="float">
            <text:p>1278.35609</text:p>
          </table:table-cell>
          <table:table-cell table:style-name="Default" office:value-type="float" office:value="1383.578644" calcext:value-type="float">
            <text:p>1383.57864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4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0:37 id:2353</text:p>
          </table:table-cell>
          <table:table-cell/>
          <table:table-cell table:style-name="ce13" office:value-type="float" office:value="2.68305331689286" calcext:value-type="float">
            <text:p>2.68305331689286</text:p>
          </table:table-cell>
          <table:table-cell table:style-name="Default" office:value-type="float" office:value="2.275977" calcext:value-type="float">
            <text:p>2.275977</text:p>
          </table:table-cell>
          <table:table-cell table:style-name="Default" office:value-type="float" office:value="9.987713" calcext:value-type="float">
            <text:p>9.98771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3:22 id:2353</text:p>
          </table:table-cell>
          <table:table-cell/>
          <table:table-cell office:value-type="float" office:value="2.78075936139437" calcext:value-type="float">
            <text:p>2.78075936139437</text:p>
          </table:table-cell>
          <table:table-cell table:style-name="Default" office:value-type="float" office:value="149.883984" calcext:value-type="float">
            <text:p>149.883984</text:p>
          </table:table-cell>
          <table:table-cell table:style-name="Default" office:value-type="float" office:value="163.788999" calcext:value-type="float">
            <text:p>163.78899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4:16 id:2353</text:p>
          </table:table-cell>
          <table:table-cell/>
          <table:table-cell office:value-type="float" office:value="2.82739191302986" calcext:value-type="float">
            <text:p>2.82739191302986</text:p>
          </table:table-cell>
          <table:table-cell table:style-name="Default"/>
          <table:table-cell table:style-name="Default" office:value-type="float" office:value="53.059505" calcext:value-type="float">
            <text:p>53.059505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7:54 id:2353</text:p>
          </table:table-cell>
          <table:table-cell office:value-type="float" office:value="2.02851105805651" calcext:value-type="float">
            <text:p>2.02851105805651</text:p>
          </table:table-cell>
          <table:table-cell table:style-name="ce13" office:value-type="float" office:value="2.81862859240125" calcext:value-type="float">
            <text:p>2.81862859240125</text:p>
          </table:table-cell>
          <table:table-cell table:style-name="Default"/>
          <table:table-cell table:style-name="Default" office:value-type="float" office:value="117.988429" calcext:value-type="float">
            <text:p>117.988429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8:47 id:2353</text:p>
          </table:table-cell>
          <table:table-cell table:number-columns-repeated="2"/>
          <table:table-cell table:style-name="Default"/>
          <table:table-cell table:style-name="Default" office:value-type="float" office:value="51.781193" calcext:value-type="float">
            <text:p>51.781193</text:p>
          </table:table-cell>
          <table:table-cell office:value-type="string" calcext:value-type="string">
            <text:p>Unknown problem in solver (Out of memory. Type "help memory" for your options.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28:57 id:2353</text:p>
          </table:table-cell>
          <table:table-cell/>
          <table:table-cell table:style-name="ce13" office:value-type="float" office:value="2.694649013175" calcext:value-type="float">
            <text:p>2.694649013175</text:p>
          </table:table-cell>
          <table:table-cell table:style-name="Default" office:value-type="float" office:value="1111.157933" calcext:value-type="float">
            <text:p>1111.157933</text:p>
          </table:table-cell>
          <table:table-cell table:style-name="Default" office:value-type="float" office:value="1209.605438" calcext:value-type="float">
            <text:p>1209.60543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5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.04.13. Monday 23:29:43 id:2354</text:p>
          </table:table-cell>
          <table:table-cell/>
          <table:table-cell table:style-name="ce13" office:value-type="float" office:value="2.6830534808692" calcext:value-type="float">
            <text:p>2.6830534808692</text:p>
          </table:table-cell>
          <table:table-cell table:style-name="Default" office:value-type="float" office:value="2.224032" calcext:value-type="float">
            <text:p>2.224032</text:p>
          </table:table-cell>
          <table:table-cell table:style-name="Default" office:value-type="float" office:value="9.413283" calcext:value-type="float">
            <text:p>9.41328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2:57 id:2354</text:p>
          </table:table-cell>
          <table:table-cell/>
          <table:table-cell office:value-type="float" office:value="2.78075911067564" calcext:value-type="float">
            <text:p>2.78075911067564</text:p>
          </table:table-cell>
          <table:table-cell table:style-name="Default" office:value-type="float" office:value="179.643741" calcext:value-type="float">
            <text:p>179.643741</text:p>
          </table:table-cell>
          <table:table-cell table:style-name="Default" office:value-type="float" office:value="192.483474" calcext:value-type="float">
            <text:p>192.48347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3:58 id:2354</text:p>
          </table:table-cell>
          <table:table-cell/>
          <table:table-cell office:value-type="float" office:value="2.87240145997068" calcext:value-type="float">
            <text:p>2.87240145997068</text:p>
          </table:table-cell>
          <table:table-cell table:style-name="Default"/>
          <table:table-cell table:style-name="Default" office:value-type="float" office:value="59.922712" calcext:value-type="float">
            <text:p>59.922712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7:58 id:2354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51428506674" calcext:value-type="float">
            <text:p>2.81851428506674</text:p>
          </table:table-cell>
          <table:table-cell table:style-name="Default"/>
          <table:table-cell table:style-name="Default" office:value-type="float" office:value="129.617165" calcext:value-type="float">
            <text:p>129.617165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57:03 id:2354</text:p>
          </table:table-cell>
          <table:table-cell/>
          <table:table-cell table:style-name="ce13" office:value-type="float" office:value="49.9605489149094" calcext:value-type="float">
            <text:p>49.9605489149094</text:p>
          </table:table-cell>
          <table:table-cell table:style-name="Default" office:value-type="float" office:value="1091.715933" calcext:value-type="float">
            <text:p>1091.715933</text:p>
          </table:table-cell>
          <table:table-cell table:style-name="Default" office:value-type="float" office:value="1143.441119" calcext:value-type="float">
            <text:p>1143.44111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58:54 id:2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108.913106" calcext:value-type="float">
            <text:p>108.913106</text:p>
          </table:table-cell>
          <table:table-cell office:value-type="string" calcext:value-type="string">
            <text:p>Unknown problem in solver (Turn on 'debug' in sdpsettings) (Out of memory. Type "help memory" for your options.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4:20 id:2357</text:p>
          </table:table-cell>
          <table:table-cell office:value-type="float" office:value="0" calcext:value-type="float">
            <text:p>0</text:p>
          </table:table-cell>
          <table:table-cell office:value-type="float" office:value="2.05126989067949" calcext:value-type="float">
            <text:p>2.05126989067949</text:p>
          </table:table-cell>
          <table:table-cell table:style-name="Default" office:value-type="float" office:value="4.266247" calcext:value-type="float">
            <text:p>4.266247</text:p>
          </table:table-cell>
          <table:table-cell table:style-name="Default" office:value-type="float" office:value="11.599493" calcext:value-type="float">
            <text:p>11.59949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8:05 id:2357</text:p>
          </table:table-cell>
          <table:table-cell office:value-type="float" office:value="0" calcext:value-type="float">
            <text:p>0</text:p>
          </table:table-cell>
          <table:table-cell office:value-type="float" office:value="2.20063554509286" calcext:value-type="float">
            <text:p>2.20063554509286</text:p>
          </table:table-cell>
          <table:table-cell table:style-name="Default" office:value-type="float" office:value="209.852716" calcext:value-type="float">
            <text:p>209.852716</text:p>
          </table:table-cell>
          <table:table-cell table:style-name="Default" office:value-type="float" office:value="223.006497" calcext:value-type="float">
            <text:p>223.0064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8:43 id:2357</text:p>
          </table:table-cell>
          <table:table-cell office:value-type="float" office:value="0" calcext:value-type="float">
            <text:p>0</text:p>
          </table:table-cell>
          <table:table-cell office:value-type="float" office:value="2.54833429486015" calcext:value-type="float">
            <text:p>2.54833429486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11201" calcext:value-type="float">
            <text:p>37.811201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21:07 id:2357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59231592853063" calcext:value-type="float">
            <text:p>2.592315928530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2.018482" calcext:value-type="float">
            <text:p>142.018482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40:08 id:2357</text:p>
          </table:table-cell>
          <table:table-cell office:value-type="float" office:value="0" calcext:value-type="float">
            <text:p>0</text:p>
          </table:table-cell>
          <table:table-cell office:value-type="float" office:value="2.05120659809694" calcext:value-type="float">
            <text:p>2.05120659809694</text:p>
          </table:table-cell>
          <table:table-cell table:style-name="Default" office:value-type="float" office:value="1082.816618" calcext:value-type="float">
            <text:p>1082.816618</text:p>
          </table:table-cell>
          <table:table-cell table:style-name="Default" office:value-type="float" office:value="1140.905834" calcext:value-type="float">
            <text:p>1140.90583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0:20 id:2357</text:p>
          </table:table-cell>
          <table:table-cell office:value-type="float" office:value="0" calcext:value-type="float">
            <text:p>0</text:p>
          </table:table-cell>
          <table:table-cell office:value-type="float" office:value="2.14179282356365" calcext:value-type="float">
            <text:p>2.14179282356365</text:p>
          </table:table-cell>
          <table:table-cell table:style-name="Default" office:value-type="float" office:value="4.223732" calcext:value-type="float">
            <text:p>4.223732</text:p>
          </table:table-cell>
          <table:table-cell table:style-name="Default" office:value-type="float" office:value="11.728686" calcext:value-type="float">
            <text:p>11.728686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5:14 id:2357</text:p>
          </table:table-cell>
          <table:table-cell office:value-type="float" office:value="0" calcext:value-type="float">
            <text:p>0</text:p>
          </table:table-cell>
          <table:table-cell office:value-type="float" office:value="2.36050330073879" calcext:value-type="float">
            <text:p>2.36050330073879</text:p>
          </table:table-cell>
          <table:table-cell table:style-name="Default" office:value-type="float" office:value="278.298015" calcext:value-type="float">
            <text:p>278.298015</text:p>
          </table:table-cell>
          <table:table-cell table:style-name="Default" office:value-type="float" office:value="291.692839" calcext:value-type="float">
            <text:p>291.69283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5:51 id:2357</text:p>
          </table:table-cell>
          <table:table-cell office:value-type="float" office:value="0" calcext:value-type="float">
            <text:p>0</text:p>
          </table:table-cell>
          <table:table-cell office:value-type="float" office:value="2.82087126323161" calcext:value-type="float">
            <text:p>2.8208712632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50375" calcext:value-type="float">
            <text:p>37.250375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7:45 id:2357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55086686819" calcext:value-type="float">
            <text:p>2.818550866868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.702329" calcext:value-type="float">
            <text:p>112.702329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1:05:54 id:2357</text:p>
          </table:table-cell>
          <table:table-cell office:value-type="float" office:value="0" calcext:value-type="float">
            <text:p>0</text:p>
          </table:table-cell>
          <table:table-cell office:value-type="float" office:value="2.11755668912915" calcext:value-type="float">
            <text:p>2.11755668912915</text:p>
          </table:table-cell>
          <table:table-cell table:style-name="Default" office:value-type="float" office:value="1031.776193" calcext:value-type="float">
            <text:p>1031.776193</text:p>
          </table:table-cell>
          <table:table-cell table:style-name="Default" office:value-type="float" office:value="1088.77138" calcext:value-type="float">
            <text:p>1088.7713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1" table:default-cell-style-name="ce39"/>
        <table:table-column table:style-name="co10" table:number-columns-repeated="29" table:default-cell-style-name="Default"/>
        <table:table-row table:style-name="ro1">
          <table:table-cell table:style-name="Default"/>
          <table:table-cell table:style-name="ce40"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1.59" calcext:value-type="float">
            <text:p>1.59</text:p>
          </table:table-cell>
          <table:table-cell office:value-type="float" office:value="1.78" calcext:value-type="float">
            <text:p>1.78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2.51" calcext:value-type="float">
            <text:p>2.51</text:p>
          </table:table-cell>
          <table:table-cell office:value-type="float" office:value="3.16" calcext:value-type="float">
            <text:p>3.16</text:p>
          </table:table-cell>
          <table:table-cell office:value-type="float" office:value="3.98" calcext:value-type="float">
            <text:p>3.98</text:p>
          </table:table-cell>
          <table:table-cell office:value-type="float" office:value="4.64" calcext:value-type="float">
            <text:p>4.64</text:p>
          </table:table-cell>
          <table:table-cell office:value-type="float" office:value="5.01" calcext:value-type="float">
            <text:p>5.01</text:p>
          </table:table-cell>
          <table:table-cell office:value-type="float" office:value="5.6" calcext:value-type="float">
            <text:p>5.6</text:p>
          </table:table-cell>
          <table:table-cell office:value-type="float" office:value="6.31" calcext:value-type="float">
            <text:p>6.31</text:p>
          </table:table-cell>
          <table:table-cell office:value-type="float" office:value="7.94" calcext:value-type="float">
            <text:p>7.94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.8</text:p>
          </table:table-cell>
          <table:table-cell office:value-type="float" office:value="21.5" calcext:value-type="float">
            <text:p>21.5</text:p>
          </table:table-cell>
          <table:table-cell office:value-type="float" office:value="31.6" calcext:value-type="float">
            <text:p>31.6</text:p>
          </table:table-cell>
          <table:table-cell office:value-type="float" office:value="46.4" calcext:value-type="float">
            <text:p>46.4</text:p>
          </table:table-cell>
          <table:table-cell office:value-type="float" office:value="56.2" calcext:value-type="float">
            <text:p>56.2</text:p>
          </table:table-cell>
          <table:table-cell office:value-type="float" office:value="100" calcext:value-type="float">
            <text:p>100</text:p>
          </table:table-cell>
          <table:table-cell office:value-type="float" office:value="177.8" calcext:value-type="float">
            <text:p>177.8</text:p>
          </table:table-cell>
          <table:table-cell office:value-type="float" office:value="215.4" calcext:value-type="float">
            <text:p>215.4</text:p>
          </table:table-cell>
          <table:table-cell office:value-type="float" office:value="316.2" calcext:value-type="float">
            <text:p>316.2</text:p>
          </table:table-cell>
          <table:table-cell office:value-type="float" office:value="464.2" calcext:value-type="float">
            <text:p>464.2</text:p>
          </table:table-cell>
          <table:table-cell office:value-type="float" office:value="562.3" calcext:value-type="float">
            <text:p>562.3</text:p>
          </table:table-cell>
          <table:table-cell office:value-type="float" office:value="1000" calcext:value-type="float">
            <text:p>1000</text:p>
          </table:table-cell>
          <table:table-cell table:style-name="ce34" office:value-type="float" office:value="10000" calcext:value-type="float">
            <text:p>1.00E+04</text:p>
          </table:table-cell>
          <table:table-cell table:style-name="ce34" office:value-type="float" office:value="100000" calcext:value-type="float">
            <text:p>1.00E+05</text:p>
          </table:table-cell>
        </table:table-row>
        <table:table-row table:style-name="ro1">
          <table:table-cell table:style-name="Default" office:value-type="string" calcext:value-type="string">
            <text:p>Req grid for T=Inf, delta=0: InfxInfxInf (Wu, 1995)</text:p>
          </table:table-cell>
          <table:table-cell table:style-name="ce41" office:value-type="float" office:value="2.03523957766612" calcext:value-type="float">
            <text:p>2.0352395776661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5126989067949" calcext:value-type="float">
            <text:p>2.0512698906794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4179282356365" calcext:value-type="float">
            <text:p>2.1417928235636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29222240933528" calcext:value-type="float">
            <text:p>2.2922224093352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50069044501004" calcext:value-type="float">
            <text:p>2.50069044501004</text:p>
          </table:table-cell>
          <table:table-cell office:value-type="float" office:value="2.62319766543296" calcext:value-type="float">
            <text:p>2.62319766543296</text:p>
          </table:table-cell>
          <table:table-cell office:value-type="string" calcext:value-type="string">
            <text:p>NaN</text:p>
          </table:table-cell>
          <table:table-cell office:value-type="float" office:value="2.66469130642587" calcext:value-type="float">
            <text:p>2.66469130642587</text:p>
          </table:table-cell>
          <table:table-cell office:value-type="string" calcext:value-type="string">
            <text:p>NaN</text:p>
          </table:table-cell>
          <table:table-cell office:value-type="float" office:value="2.67745923984867" calcext:value-type="float">
            <text:p>2.67745923984867</text:p>
          </table:table-cell>
          <table:table-cell office:value-type="float" office:value="2.68133181557627" calcext:value-type="float">
            <text:p>2.68133181557627</text:p>
          </table:table-cell>
          <table:table-cell office:value-type="float" office:value="2.68252038881997" calcext:value-type="float">
            <text:p>2.68252038881997</text:p>
          </table:table-cell>
          <table:table-cell office:value-type="string" calcext:value-type="string">
            <text:p>NaN</text:p>
          </table:table-cell>
          <table:table-cell office:value-type="float" office:value="2.68288661040889" calcext:value-type="float">
            <text:p>2.68288661040889</text:p>
          </table:table-cell>
          <table:table-cell office:value-type="string" calcext:value-type="string">
            <text:p>NaN</text:p>
          </table:table-cell>
          <table:table-cell office:value-type="float" office:value="2.68300096654232" calcext:value-type="float">
            <text:p>2.68300096654232</text:p>
          </table:table-cell>
          <table:table-cell table:style-name="ce25" office:value-type="float" office:value="2.68303688028365" calcext:value-type="float">
            <text:p>2.68303688028365</text:p>
          </table:table-cell>
          <table:table-cell table:style-name="ce13" office:value-type="float" office:value="2.68305331689286" calcext:value-type="float">
            <text:p>2.68305331689286</text:p>
          </table:table-cell>
          <table:table-cell table:style-name="ce13" office:value-type="float" office:value="2.6830534808692" calcext:value-type="float">
            <text:p>2.6830534808692</text:p>
          </table:table-cell>
        </table:table-row>
        <table:table-row table:style-name="ro1">
          <table:table-cell table:style-name="Default"/>
          <table:table-cell table:style-name="ce40" office:value-type="float" office:value="2.03523957595921" calcext:value-type="float">
            <text:p>2.0352395759592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3523957668091" calcext:value-type="float">
            <text:p>2.03523957668091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05545642480682" calcext:value-type="float">
            <text:p>2.05545642480682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4528742985676" calcext:value-type="float">
            <text:p>2.1452874298567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26678243850142" calcext:value-type="float">
            <text:p>2.26678243850142</text:p>
          </table:table-cell>
          <table:table-cell office:value-type="float" office:value="2.3896684602428" calcext:value-type="float">
            <text:p>2.3896684602428</text:p>
          </table:table-cell>
          <table:table-cell office:value-type="string" calcext:value-type="string">
            <text:p>NaN</text:p>
          </table:table-cell>
          <table:table-cell office:value-type="float" office:value="2.49177817818668" calcext:value-type="float">
            <text:p>2.49177817818668</text:p>
          </table:table-cell>
          <table:table-cell office:value-type="string" calcext:value-type="string">
            <text:p>NaN</text:p>
          </table:table-cell>
          <table:table-cell office:value-type="float" office:value="2.56546022948363" calcext:value-type="float">
            <text:p>2.56546022948363</text:p>
          </table:table-cell>
          <table:table-cell office:value-type="string" calcext:value-type="string">
            <text:p>NaN</text:p>
          </table:table-cell>
          <table:table-cell office:value-type="float" office:value="2.64263560252844" calcext:value-type="float">
            <text:p>2.64263560252844</text:p>
          </table:table-cell>
          <table:table-cell office:value-type="string" calcext:value-type="string">
            <text:p>NaN</text:p>
          </table:table-cell>
          <table:table-cell office:value-type="float" office:value="2.65992389825714" calcext:value-type="float">
            <text:p>2.65992389825714</text:p>
          </table:table-cell>
          <table:table-cell office:value-type="string" calcext:value-type="string">
            <text:p>NaN</text:p>
          </table:table-cell>
          <table:table-cell office:value-type="float" office:value="2.6699170221645" calcext:value-type="float">
            <text:p>2.6699170221645</text:p>
          </table:table-cell>
          <table:table-cell office:value-type="float" office:value="2.67562535952935" calcext:value-type="float">
            <text:p>2.67562535952935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style-name="Default" office:value-type="string" calcext:value-type="string">
            <text:p>Descriptor - dual explicit LMI form</text:p>
          </table:table-cell>
          <table:table-cell table:style-name="ce41" office:value-type="float" office:value="2.10564666849556" calcext:value-type="float">
            <text:p>2.1056466684955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20063554509286" calcext:value-type="float">
            <text:p>2.20063554509286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36050330073879" calcext:value-type="float">
            <text:p>2.3605033007387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55228514512871" calcext:value-type="float">
            <text:p>2.5522851451287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69285796471826" calcext:value-type="float">
            <text:p>2.69285796471826</text:p>
          </table:table-cell>
          <table:table-cell office:value-type="float" office:value="2.75261587698898" calcext:value-type="float">
            <text:p>2.75261587698898</text:p>
          </table:table-cell>
          <table:table-cell office:value-type="string" calcext:value-type="string">
            <text:p>NaN</text:p>
          </table:table-cell>
          <table:table-cell office:value-type="float" office:value="2.7723471343514" calcext:value-type="float">
            <text:p>2.7723471343514</text:p>
          </table:table-cell>
          <table:table-cell office:value-type="string" calcext:value-type="string">
            <text:p>NaN</text:p>
          </table:table-cell>
          <table:table-cell office:value-type="float" office:value="2.77834860730295" calcext:value-type="float">
            <text:p>2.77834860730295</text:p>
          </table:table-cell>
          <table:table-cell office:value-type="float" office:value="2.78009235130869" calcext:value-type="float">
            <text:p>2.78009235130869</text:p>
          </table:table-cell>
          <table:table-cell office:value-type="float" office:value="2.78058262438168" calcext:value-type="float">
            <text:p>2.78058262438168</text:p>
          </table:table-cell>
          <table:table-cell office:value-type="string" calcext:value-type="string">
            <text:p>NaN</text:p>
          </table:table-cell>
          <table:table-cell office:value-type="float" office:value="2.7807241834886" calcext:value-type="float">
            <text:p>2.7807241834886</text:p>
          </table:table-cell>
          <table:table-cell office:value-type="string" calcext:value-type="string">
            <text:p>NaN</text:p>
          </table:table-cell>
          <table:table-cell office:value-type="float" office:value="2.78075685811572" calcext:value-type="float">
            <text:p>2.78075685811572</text:p>
          </table:table-cell>
          <table:table-cell office:value-type="float" office:value="2.7807585761487" calcext:value-type="float">
            <text:p>2.7807585761487</text:p>
          </table:table-cell>
          <table:table-cell office:value-type="float" office:value="2.78075936139437" calcext:value-type="float">
            <text:p>2.78075936139437</text:p>
          </table:table-cell>
          <table:table-cell office:value-type="float" office:value="2.78075911067564" calcext:value-type="float">
            <text:p>2.78075911067564</text:p>
          </table:table-cell>
        </table:table-row>
        <table:table-row table:style-name="ro1">
          <table:table-cell table:style-name="Default" office:value-type="string" calcext:value-type="string">
            <text:p>IQCToolbox - ltvs</text:p>
          </table:table-cell>
          <table:table-cell table:style-name="ce40" office:value-type="float" office:value="2.24860849805858" calcext:value-type="float">
            <text:p>2.24860849805858</text:p>
          </table:table-cell>
          <table:table-cell office:value-type="float" office:value="2.33489739789273" calcext:value-type="float">
            <text:p>2.33489739789273</text:p>
          </table:table-cell>
          <table:table-cell office:value-type="float" office:value="2.46624325313265" calcext:value-type="float">
            <text:p>2.46624325313265</text:p>
          </table:table-cell>
          <table:table-cell office:value-type="float" office:value="2.54833429486015" calcext:value-type="float">
            <text:p>2.54833429486015</text:p>
          </table:table-cell>
          <table:table-cell office:value-type="float" office:value="2.63818392553585" calcext:value-type="float">
            <text:p>2.63818392553585</text:p>
          </table:table-cell>
          <table:table-cell office:value-type="string" calcext:value-type="string">
            <text:p>NaN</text:p>
          </table:table-cell>
          <table:table-cell office:value-type="float" office:value="2.80114519282558" calcext:value-type="float">
            <text:p>2.80114519282558</text:p>
          </table:table-cell>
          <table:table-cell office:value-type="float" office:value="2.81918562097354" calcext:value-type="float">
            <text:p>2.81918562097354</text:p>
          </table:table-cell>
          <table:table-cell office:value-type="float" office:value="2.81977241055676" calcext:value-type="float">
            <text:p>2.81977241055676</text:p>
          </table:table-cell>
          <table:table-cell office:value-type="string" calcext:value-type="string">
            <text:p>NaN</text:p>
          </table:table-cell>
          <table:table-cell office:value-type="float" office:value="2.81860414924753" calcext:value-type="float">
            <text:p>2.81860414924753</text:p>
          </table:table-cell>
          <table:table-cell office:value-type="float" office:value="2.81794253677084" calcext:value-type="float">
            <text:p>2.81794253677084</text:p>
          </table:table-cell>
          <table:table-cell office:value-type="float" office:value="2.81764609080954" calcext:value-type="float">
            <text:p>2.81764609080954</text:p>
          </table:table-cell>
          <table:table-cell office:value-type="float" office:value="2.82018392520324" calcext:value-type="float">
            <text:p>2.82018392520324</text:p>
          </table:table-cell>
          <table:table-cell office:value-type="float" office:value="2.82033877316899" calcext:value-type="float">
            <text:p>2.82033877316899</text:p>
          </table:table-cell>
          <table:table-cell office:value-type="float" office:value="2.820254204693" calcext:value-type="float">
            <text:p>2.820254204693</text:p>
          </table:table-cell>
          <table:table-cell office:value-type="string" calcext:value-type="string">
            <text:p>NaN</text:p>
          </table:table-cell>
          <table:table-cell office:value-type="float" office:value="2.81888218089099" calcext:value-type="float">
            <text:p>2.81888218089099</text:p>
          </table:table-cell>
          <table:table-cell office:value-type="string" calcext:value-type="string">
            <text:p>NaN</text:p>
          </table:table-cell>
          <table:table-cell office:value-type="float" office:value="2.81994196725838" calcext:value-type="float">
            <text:p>2.81994196725838</text:p>
          </table:table-cell>
          <table:table-cell office:value-type="float" office:value="2.82026959237618" calcext:value-type="float">
            <text:p>2.82026959237618</text:p>
          </table:table-cell>
          <table:table-cell office:value-type="float" office:value="2.82072910307767" calcext:value-type="float">
            <text:p>2.82072910307767</text:p>
          </table:table-cell>
          <table:table-cell office:value-type="string" calcext:value-type="string">
            <text:p>NaN</text:p>
          </table:table-cell>
          <table:table-cell office:value-type="float" office:value="2.82318853468453" calcext:value-type="float">
            <text:p>2.82318853468453</text:p>
          </table:table-cell>
          <table:table-cell office:value-type="string" calcext:value-type="string">
            <text:p>NaN</text:p>
          </table:table-cell>
          <table:table-cell office:value-type="float" office:value="2.82031935321688" calcext:value-type="float">
            <text:p>2.82031935321688</text:p>
          </table:table-cell>
          <table:table-cell table:style-name="ce13" office:value-type="float" office:value="2.81963134967875" calcext:value-type="float">
            <text:p>2.81963134967875</text:p>
          </table:table-cell>
          <table:table-cell office:value-type="float" office:value="2.82739191302986" calcext:value-type="float">
            <text:p>2.82739191302986</text:p>
          </table:table-cell>
          <table:table-cell office:value-type="float" office:value="2.87240145997068" calcext:value-type="float">
            <text:p>2.87240145997068</text:p>
          </table:table-cell>
        </table:table-row>
        <table:table-row table:style-name="ro1">
          <table:table-cell table:style-name="Default" office:value-type="string" calcext:value-type="string">
            <text:p>LPVTools - LFT/IQC</text:p>
          </table:table-cell>
          <table:table-cell table:style-name="ce40" office:value-type="float" office:value="2.36441711121937" calcext:value-type="float">
            <text:p>2.36441711121937</text:p>
          </table:table-cell>
          <table:table-cell office:value-type="float" office:value="2.4367725457923" calcext:value-type="float">
            <text:p>2.4367725457923</text:p>
          </table:table-cell>
          <table:table-cell office:value-type="float" office:value="2.53209068828656" calcext:value-type="float">
            <text:p>2.53209068828656</text:p>
          </table:table-cell>
          <table:table-cell office:value-type="float" office:value="2.59231592853063" calcext:value-type="float">
            <text:p>2.59231592853063</text:p>
          </table:table-cell>
          <table:table-cell office:value-type="float" office:value="2.65813032943977" calcext:value-type="float">
            <text:p>2.65813032943977</text:p>
          </table:table-cell>
          <table:table-cell office:value-type="string" calcext:value-type="string">
            <text:p>NaN</text:p>
          </table:table-cell>
          <table:table-cell office:value-type="float" office:value="2.79533678925321" calcext:value-type="float">
            <text:p>2.79533678925321</text:p>
          </table:table-cell>
          <table:table-cell office:value-type="float" office:value="2.81854965249846" calcext:value-type="float">
            <text:p>2.81854965249846</text:p>
          </table:table-cell>
          <table:table-cell office:value-type="float" office:value="2.81852067142831" calcext:value-type="float">
            <text:p>2.81852067142831</text:p>
          </table:table-cell>
          <table:table-cell office:value-type="string" calcext:value-type="string">
            <text:p>NaN</text:p>
          </table:table-cell>
          <table:table-cell office:value-type="float" office:value="2.81839227737" calcext:value-type="float">
            <text:p>2.81839227737</text:p>
          </table:table-cell>
          <table:table-cell office:value-type="float" office:value="2.81812896808011" calcext:value-type="float">
            <text:p>2.81812896808011</text:p>
          </table:table-cell>
          <table:table-cell office:value-type="float" office:value="2.819047448031" calcext:value-type="float">
            <text:p>2.819047448031</text:p>
          </table:table-cell>
          <table:table-cell office:value-type="float" office:value="2.81921458920945" calcext:value-type="float">
            <text:p>2.81921458920945</text:p>
          </table:table-cell>
          <table:table-cell office:value-type="float" office:value="2.81884398630243" calcext:value-type="float">
            <text:p>2.81884398630243</text:p>
          </table:table-cell>
          <table:table-cell office:value-type="float" office:value="2.81819053246449" calcext:value-type="float">
            <text:p>2.81819053246449</text:p>
          </table:table-cell>
          <table:table-cell office:value-type="string" calcext:value-type="string">
            <text:p>NaN</text:p>
          </table:table-cell>
          <table:table-cell office:value-type="float" office:value="2.81913762542185" calcext:value-type="float">
            <text:p>2.81913762542185</text:p>
          </table:table-cell>
          <table:table-cell office:value-type="string" calcext:value-type="string">
            <text:p>NaN</text:p>
          </table:table-cell>
          <table:table-cell office:value-type="float" office:value="2.81917041397138" calcext:value-type="float">
            <text:p>2.81917041397138</text:p>
          </table:table-cell>
          <table:table-cell office:value-type="float" office:value="2.81924566906359" calcext:value-type="float">
            <text:p>2.81924566906359</text:p>
          </table:table-cell>
          <table:table-cell office:value-type="float" office:value="2.81932602818647" calcext:value-type="float">
            <text:p>2.81932602818647</text:p>
          </table:table-cell>
          <table:table-cell office:value-type="string" calcext:value-type="string">
            <text:p>NaN</text:p>
          </table:table-cell>
          <table:table-cell office:value-type="float" office:value="2.81930701683456" calcext:value-type="float">
            <text:p>2.81930701683456</text:p>
          </table:table-cell>
          <table:table-cell office:value-type="string" calcext:value-type="string">
            <text:p>NaN</text:p>
          </table:table-cell>
          <table:table-cell office:value-type="float" office:value="2.81813077694576" calcext:value-type="float">
            <text:p>2.81813077694576</text:p>
          </table:table-cell>
          <table:table-cell table:style-name="ce13" office:value-type="float" office:value="2.81813194525962" calcext:value-type="float">
            <text:p>2.81813194525962</text:p>
          </table:table-cell>
          <table:table-cell table:style-name="ce13" office:value-type="float" office:value="2.81862859240125" calcext:value-type="float">
            <text:p>2.81862859240125</text:p>
          </table:table-cell>
          <table:table-cell office:value-type="float" office:value="2.81851428506674" calcext:value-type="float">
            <text:p>2.81851428506674</text:p>
          </table:table-cell>
        </table:table-row>
        <table:table-row table:style-name="ro1">
          <table:table-cell table:style-name="Default" office:value-type="string" calcext:value-type="string">
            <text:p>Polytopic a. with Finsler (old)</text:p>
          </table:table-cell>
          <table:table-cell table:style-name="ce41" office:value-type="float" office:value="2.03524484995885" calcext:value-type="float">
            <text:p>2.0352448499588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5119698597003" calcext:value-type="float">
            <text:p>2.05119698597003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1778843658819" calcext:value-type="float">
            <text:p>2.11778843658819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23185778909705" calcext:value-type="float">
            <text:p>2.2318577890970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37246558356987" calcext:value-type="float">
            <text:p>2.37246558356987</text:p>
          </table:table-cell>
          <table:table-cell office:value-type="float" office:value="2.50699805713682" calcext:value-type="float">
            <text:p>2.50699805713682</text:p>
          </table:table-cell>
          <table:table-cell office:value-type="string" calcext:value-type="string">
            <text:p>NaN</text:p>
          </table:table-cell>
          <table:table-cell office:value-type="float" office:value="2.61180781721747" calcext:value-type="float">
            <text:p>2.61180781721747</text:p>
          </table:table-cell>
          <table:table-cell office:value-type="string" calcext:value-type="string">
            <text:p>NaN</text:p>
          </table:table-cell>
          <table:table-cell office:value-type="float" office:value="2.68530090387105" calcext:value-type="float">
            <text:p>2.68530090387105</text:p>
          </table:table-cell>
          <table:table-cell office:value-type="float" office:value="2.72932634897617" calcext:value-type="float">
            <text:p>2.72932634897617</text:p>
          </table:table-cell>
          <table:table-cell office:value-type="float" office:value="2.75467733095872" calcext:value-type="float">
            <text:p>2.75467733095872</text:p>
          </table:table-cell>
          <table:table-cell office:value-type="string" calcext:value-type="string">
            <text:p>NaN</text:p>
          </table:table-cell>
          <table:table-cell office:value-type="float" office:value="2.76579438514387" calcext:value-type="float">
            <text:p>2.76579438514387</text:p>
          </table:table-cell>
          <table:table-cell office:value-type="string" calcext:value-type="string">
            <text:p>NaN</text:p>
          </table:table-cell>
          <table:table-cell office:value-type="float" office:value="2.77425576002343" calcext:value-type="float">
            <text:p>2.77425576002343</text:p>
          </table:table-cell>
          <table:table-cell office:value-type="float" office:value="2.77458783128181" calcext:value-type="float">
            <text:p>2.77458783128181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table:style-name="Default" office:value-type="string" calcext:value-type="string">
            <text:p>Polytopic a. with Finsler</text:p>
          </table:table-cell>
          <table:table-cell table:style-name="ce41" office:value-type="float" office:value="2.03524102481956" calcext:value-type="float">
            <text:p>2.0352410248195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05120659809694" calcext:value-type="float">
            <text:p>2.05120659809694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11755668912915" calcext:value-type="float">
            <text:p>2.11755668912915</text:p>
          </table:table-cell>
          <table:table-cell table:number-columns-repeated="3" office:value-type="string" calcext:value-type="string">
            <text:p>NaN</text:p>
          </table:table-cell>
          <table:table-cell office:value-type="float" office:value="2.23104291531253" calcext:value-type="float">
            <text:p>2.2310429153125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37250963593153" calcext:value-type="float">
            <text:p>2.37250963593153</text:p>
          </table:table-cell>
          <table:table-cell office:value-type="float" office:value="2.50689326637037" calcext:value-type="float">
            <text:p>2.50689326637037</text:p>
          </table:table-cell>
          <table:table-cell office:value-type="string" calcext:value-type="string">
            <text:p>NaN</text:p>
          </table:table-cell>
          <table:table-cell office:value-type="float" office:value="2.61089501020792" calcext:value-type="float">
            <text:p>2.61089501020792</text:p>
          </table:table-cell>
          <table:table-cell office:value-type="string" calcext:value-type="string">
            <text:p>NaN</text:p>
          </table:table-cell>
          <table:table-cell office:value-type="float" office:value="2.68469457975552" calcext:value-type="float">
            <text:p>2.68469457975552</text:p>
          </table:table-cell>
          <table:table-cell office:value-type="float" office:value="2.7291213977834" calcext:value-type="float">
            <text:p>2.7291213977834</text:p>
          </table:table-cell>
          <table:table-cell office:value-type="float" office:value="2.75319928434571" calcext:value-type="float">
            <text:p>2.75319928434571</text:p>
          </table:table-cell>
          <table:table-cell office:value-type="string" calcext:value-type="string">
            <text:p>NaN</text:p>
          </table:table-cell>
          <table:table-cell office:value-type="float" office:value="2.76510884284798" calcext:value-type="float">
            <text:p>2.76510884284798</text:p>
          </table:table-cell>
          <table:table-cell office:value-type="string" calcext:value-type="string">
            <text:p>NaN</text:p>
          </table:table-cell>
          <table:table-cell office:value-type="float" office:value="2.77316765539124" calcext:value-type="float">
            <text:p>2.77316765539124</text:p>
          </table:table-cell>
          <table:table-cell office:value-type="float" office:value="2.7768342796527" calcext:value-type="float">
            <text:p>2.7768342796527</text:p>
          </table:table-cell>
          <table:table-cell table:style-name="ce13" office:value-type="float" office:value="2.694649013175" calcext:value-type="float">
            <text:p>2.694649013175</text:p>
          </table:table-cell>
          <table:table-cell office:value-type="string" calcext:value-type="string">
            <text:p>NaN</text:p>
          </table:table-cell>
        </table:table-row>
        <table:table-row table:style-name="ro1" table:number-rows-repeated="4">
          <table:table-cell table:style-name="Default"/>
          <table:table-cell table:number-columns-repeated="29"/>
        </table:table-row>
        <table:table-row table:style-name="ro1" table:number-rows-repeated="21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1:59:31.856692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5:43:43.647551513</meta:creation-date>
    <dc:date>2020-04-14T18:55:44.141577974</dc:date>
    <meta:editing-duration>PT15H13M11S</meta:editing-duration>
    <meta:editing-cycles>25</meta:editing-cycles>
    <meta:generator>LibreOffice/6.0.7.3$Linux_X86_64 LibreOffice_project/00m0$Build-3</meta:generator>
    <meta:document-statistic meta:table-count="2" meta:cell-count="668" meta:object-count="0"/>
  </office:meta>
</office:document-meta>
</file>